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8.44cm" style:rel-column-width="32512*"/>
    </style:style>
    <style:style style:name="Tabla1.B" style:family="table-column">
      <style:table-column-properties style:column-width="3.678cm" style:rel-column-width="14166*"/>
    </style:style>
    <style:style style:name="Tabla1.C" style:family="table-column">
      <style:table-column-properties style:column-width="4.895cm" style:rel-column-width="18857*"/>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100">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8.467cm" style:rel-column-width="32614*"/>
    </style:style>
    <style:style style:name="Tabla2.B" style:family="table-column">
      <style:table-column-properties style:column-width="3.678cm" style:rel-column-width="14166*"/>
    </style:style>
    <style:style style:name="Tabla2.C" style:family="table-column">
      <style:table-column-properties style:column-width="4.868cm" style:rel-column-width="1875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0">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4.249cm" style:rel-column-width="16368*"/>
    </style:style>
    <style:style style:name="Tabla3.C" style:family="table-column">
      <style:table-column-properties style:column-width="3.672cm" style:rel-column-width="14146*"/>
    </style:style>
    <style:style style:name="Tabla3.D" style:family="table-column">
      <style:table-column-properties style:column-width="4.842cm" style:rel-column-width="18653*"/>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C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data-style-name="N100">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fo:margin-right="-0.012cm" table:align="margins"/>
    </style:style>
    <style:style style:name="Tabla4.A" style:family="table-column">
      <style:table-column-properties style:column-width="12.118cm" style:rel-column-width="46679*"/>
    </style:style>
    <style:style style:name="Tabla4.B" style:family="table-column">
      <style:table-column-properties style:column-width="4.895cm" style:rel-column-width="188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fo:margin-right="-0.012cm" table:align="margins"/>
    </style:style>
    <style:style style:name="Tabla5.A" style:family="table-column">
      <style:table-column-properties style:column-width="12.091cm" style:rel-column-width="46577*"/>
    </style:style>
    <style:style style:name="Tabla5.B" style:family="table-column">
      <style:table-column-properties style:column-width="4.921cm" style:rel-column-width="18958*"/>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4" style:family="table-row">
      <style:table-row-properties style:min-row-height="0.63cm"/>
    </style:style>
    <style:style style:name="Tabla5.B12" style:family="table-cell" style:data-style-name="N100">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7.059cm" style:rel-column-width="27192*"/>
    </style:style>
    <style:style style:name="Tabla6.B" style:family="table-column">
      <style:table-column-properties style:column-width="5.006cm" style:rel-column-width="19283*"/>
    </style:style>
    <style:style style:name="Tabla6.C" style:family="table-column">
      <style:table-column-properties style:column-width="4.948cm" style:rel-column-width="19060*"/>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4.577cm" style:rel-column-width="17632*"/>
    </style:style>
    <style:style style:name="Tabla7.B" style:family="table-column">
      <style:table-column-properties style:column-width="7.514cm" style:rel-column-width="28945*"/>
    </style:style>
    <style:style style:name="Tabla7.C" style:family="table-column">
      <style:table-column-properties style:column-width="4.921cm" style:rel-column-width="18958*"/>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text-properties style:font-name="Liberation Mono" style:text-underline-style="non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list-style-name="L1">
      <style:paragraph-properties fo:text-align="justify" style:justify-single-word="false"/>
      <style:text-properties style:text-underline-style="none"/>
    </style:style>
    <style:style style:name="P23" style:family="paragraph" style:parent-style-name="Heading_20_1">
      <style:text-properties fo:font-size="18pt" style:font-size-asian="18pt" style:font-size-complex="18pt"/>
    </style:styl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Liberation Mono"/>
    </style:style>
    <style:style style:name="T3" style:family="text">
      <style:text-properties style:font-name="Liberation Mono"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apa Tecnologico Zonales</text:h>
      <text:h text:style-name="Heading_20_1" text:outline-level="1">Software de Base</text:h>
      <text:p text:style-name="P12"><text:span text:style-name="T1">Sistema Operativo - Red Hat Enterprise Linux 5.3</text:span></text:p>
      <text:p text:style-name="P12">Sistema operativo comercial basado en GNU/Linux y desarrollado por Red Hat. A diferencia de Fedora Core, cuenta con soporte oficial hasta 7 años luego del <text:span text:style-name="T4">release</text:span>, certificaciones y un ciclo de <text:span text:style-name="T4">releases</text:span><text:span text:style-name="T6"> más espaciado (18 a 24 meses).</text:span></text:p>
      <text:p text:style-name="P12"/>
      <text:p text:style-name="P5">Servidor Web - Apache Httpd 2.2</text:p>
      <text:p text:style-name="P12">Servidor Http desarrollado por la Fundación Apache. Actualmente el servidor http de mayor uso en Internet (más del 60% de los servidores activos).</text:p>
      <text:p text:style-name="P12"/>
      <text:p text:style-name="P5">PHP</text:p>
      <text:p text:style-name="P9">Version <text:span text:style-name="T1">5.1.6</text:span> (cli)</text:p>
      <text:p text:style-name="P12"/>
      <text:p text:style-name="P5">Servidor J2EE - GlassFish V2 (*)</text:p>
      <text:p text:style-name="P8">Servidor de Aplicaciones de Sun Microsystems (actualmente Oracle), bajo licencia <text:span text:style-name="T4">open source</text:span>, derivado del servidor de aplicaciones <text:span text:style-name="T4">Sun Application Server</text:span>.</text:p>
      <text:p text:style-name="P12"/>
      <text:p text:style-name="P5">Servidor de Indexado - Solr 1.4</text:p>
      <text:p text:style-name="P5"><text:span text:style-name="T7">Solr es un servidor de búsqueda e indexado </text:span><text:span text:style-name="T5">open source</text:span><text:span text:style-name="T7">, basado en las librerías Apache Lucene. Cuenta con una API XML/HTTP o JSON, que permite agregar documentos en un índice y realizar búsquedas sobre ellos, obteniendo los resultados como un documento XML, por defecto. Esta escrito en Java y puede ejecutarse en cualquier contenedor de servlets, como Apache Tomcat o Jetty.</text:span></text:p>
      <text:p text:style-name="P12"/>
      <text:p text:style-name="P5">Servidor Base de Datos - MySQL versión 5.0.77 (source distribution)</text:p>
      <text:p text:style-name="P5"><text:span text:style-name="T9">Sistema de Bases de Datos </text:span><text:span text:style-name="T5">open source</text:span><text:span text:style-name="T7">, actualmente propiedad de Oracle.</text:span></text:p>
      <text:p text:style-name="P12"/>
      <text:p text:style-name="P5">CMS - Joomla 1.5.10 (*)</text:p>
      <text:p text:style-name="P3">Sistema Gestor de Contenidos (CMS, por sus siglas en inglés <text:span text:style-name="T4">Content Managment System</text:span>) <text:span text:style-name="T4">open source</text:span><text:span text:style-name="T6">, desarrollado en PHP. Junto con Drupal son los CMS libres más utilizados en el mercado. Las versiones 1.5 de Joomla permiten el desarrollo de extensiones siguiendo el patrón MVC. Joomla también ofrece un </text:span><text:span text:style-name="T4">framework</text:span><text:span text:style-name="T7"> como parte de su </text:span><text:span text:style-name="T5">core</text:span><text:span text:style-name="T7">, que permite la extensión o modificación del mismo para servir de base para el desarrollo de aplicaciones web. La comunidad de usuarios de este sistema CMS es de importante tamaño, lo que permite encontrar una amplia oferta de extensiones de terceros, tanto libres como propietarias, así como bibliografía especializada en el mismo.</text:span></text:p>
      <text:p text:style-name="P16"/>
      <text:p text:style-name="P12"><text:span text:style-name="T9">Todo el software de base, con excepción de los marcados por un </text:span><text:span text:style-name="T1">*</text:span><text:span text:style-name="T9">, son administrados vía la utilidad de administración de paquetes Yum, desde los repositorios oficiales de Red Hat.</text:span></text:p>
      <text:h text:style-name="P24" text:outline-level="2">Extensiones de Terceros Instaladas</text:h>
      <text:p text:style-name="P1"/>
      <text:p text:style-name="P2">Componentes</text:p>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Table_20_Contents">Nombre</text:p>
          </table:table-cell>
          <table:table-cell table:style-name="Tabla1.A1" office:value-type="string">
            <text:p text:style-name="Table_20_Contents">Versión</text:p>
          </table:table-cell>
          <table:table-cell table:style-name="Tabla1.C1" office:value-type="string">
            <text:p text:style-name="Table_20_Contents">Autor</text:p>
          </table:table-cell>
        </table:table-row>
        <table:table-row>
          <table:table-cell table:style-name="Tabla1.A2" office:value-type="string">
            <text:p text:style-name="Table_20_Contents">JxComments</text:p>
          </table:table-cell>
          <table:table-cell table:style-name="Tabla1.B2" office:value-type="float" office:value="0">
            <text:p text:style-name="Table_20_Contents">1.2.0</text:p>
          </table:table-cell>
          <table:table-cell table:style-name="Tabla1.C2" office:value-type="string">
            <text:p text:style-name="Table_20_Contents"><text:a xlink:type="simple" xlink:href="http://jxtended.com/">Jxtended</text:a></text:p>
          </table:table-cell>
        </table:table-row>
        <table:table-row>
          <table:table-cell table:style-name="Tabla1.A2" office:value-type="string">
            <text:p text:style-name="P1">Custom Properties</text:p>
          </table:table-cell>
          <table:table-cell table:style-name="Tabla1.A2" office:value-type="string">
            <text:p text:style-name="Table_20_Contents">1.98.3</text:p>
          </table:table-cell>
          <table:table-cell table:style-name="Tabla1.C2" office:value-type="string">
            <text:p text:style-name="Standard"><text:a xlink:type="simple" xlink:href="http://www.solidsystem.it/index.php/Custom-Properties/">Solid System</text:a></text:p>
          </table:table-cell>
        </table:table-row>
        <table:table-row>
          <table:table-cell table:style-name="Tabla1.A2" office:value-type="string">
            <text:p text:style-name="Table_20_Contents">NinjaXplorer</text:p>
          </table:table-cell>
          <table:table-cell table:style-name="Tabla1.A2" office:value-type="string">
            <text:p text:style-name="Table_20_Contents">1.0.1</text:p>
          </table:table-cell>
          <table:table-cell table:style-name="Tabla1.C2" office:value-type="string">
            <text:p text:style-name="Table_20_Contents"><text:a xlink:type="simple" xlink:href="http://ninjaforge.com/">NinjaForge</text:a></text:p>
          </table:table-cell>
        </table:table-row>
      </table:table>
      <text:p text:style-name="P1"/>
      <text:p text:style-name="P2">Modulos</text:p>
      <text:p text:style-name="P1"/>
      <table:table table:name="Tabla2" table:style-name="Tabla2">
        <table:table-column table:style-name="Tabla2.A"/>
        <table:table-column table:style-name="Tabla2.B"/>
        <table:table-column table:style-name="Tabla2.C"/>
        <table:table-row>
          <table:table-cell table:style-name="Tabla2.A1" office:value-type="string">
            <text:p text:style-name="Table_20_Contents">Nombre</text:p>
          </table:table-cell>
          <table:table-cell table:style-name="Tabla2.B1" office:value-type="float" office:value="0">
            <text:p text:style-name="Table_20_Contents">Versión</text:p>
          </table:table-cell>
          <table:table-cell table:style-name="Tabla2.C1" office:value-type="string">
            <text:p text:style-name="Table_20_Contents">Autor</text:p>
          </table:table-cell>
        </table:table-row>
        <table:table-row>
          <table:table-cell table:style-name="Tabla2.A2" office:value-type="string">
            <text:p text:style-name="Table_20_Contents">mod_comment_latest</text:p>
          </table:table-cell>
          <table:table-cell table:style-name="Tabla2.B2" office:value-type="float" office:value="36557">
            <text:p text:style-name="Table_20_Contents">1.2.0</text:p>
          </table:table-cell>
          <table:table-cell table:style-name="Tabla2.C2" office:value-type="string">
            <text:p text:style-name="Table_20_Contents"><text:a xlink:type="simple" xlink:href="http://jxtended.com/">Jxtended</text:a></text:p>
          </table:table-cell>
        </table:table-row>
        <table:table-row>
          <table:table-cell table:style-name="Tabla2.A2" office:value-type="string">
            <text:p text:style-name="Table_20_Contents">mod_cpcloud</text:p>
          </table:table-cell>
          <table:table-cell table:style-name="Tabla2.B2" office:value-type="float" office:value="0">
            <text:p text:style-name="Table_20_Contents">1.98.3</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cpsearch</text:p>
          </table:table-cell>
          <table:table-cell table:style-name="Tabla2.B2" office:value-type="float" office:value="0">
            <text:p text:style-name="Table_20_Contents">1.98.2</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yoo_carousel</text:p>
          </table:table-cell>
          <table:table-cell table:style-name="Tabla2.B2" office:value-type="float" office:value="0">
            <text:p text:style-name="Table_20_Contents">1.5.17</text:p>
          </table:table-cell>
          <table:table-cell table:style-name="Tabla2.C2" office:value-type="string">
            <text:p text:style-name="Table_20_Contents"><text:a xlink:type="simple" xlink:href="http://www.yootheme.com/">YOOTheme</text:a></text:p>
          </table:table-cell>
        </table:table-row>
        <table:table-row>
          <table:table-cell table:style-name="Tabla2.A2" office:value-type="string">
            <text:p text:style-name="Table_20_Contents">mod_yoo_search</text:p>
          </table:table-cell>
          <table:table-cell table:style-name="Tabla2.B2" office:value-type="float" office:value="0">
            <text:p text:style-name="Table_20_Contents">1.5.6</text:p>
          </table:table-cell>
          <table:table-cell table:style-name="Tabla2.C2" office:value-type="string">
            <text:p text:style-name="Table_20_Contents"><text:a xlink:type="simple" xlink:href="http://www.yootheme.com/">YOOTheme</text:a></text:p>
          </table:table-cell>
        </table:table-row>
        <table:table-row>
          <table:table-cell table:style-name="Tabla2.A2" office:value-type="string">
            <text:p text:style-name="Table_20_Contents">mod_yoo_gallery</text:p>
          </table:table-cell>
          <table:table-cell table:style-name="Tabla2.B2" office:value-type="float" office:value="0">
            <text:p text:style-name="Table_20_Contents">1.5.4</text:p>
          </table:table-cell>
          <table:table-cell table:style-name="Tabla2.C2" office:value-type="string">
            <text:p text:style-name="Table_20_Contents"><text:a xlink:type="simple" xlink:href="http://www.yootheme.com/">YOOTheme</text:a></text:p>
          </table:table-cell>
        </table:table-row>
      </table:table>
      <text:p text:style-name="P1"/>
      <text:p text:style-name="P2">Plugins</text:p>
      <text:p text:style-name="P1"><text:tab/></text:p>
      <table:table table:name="Tabla3" table:style-name="Tabla3">
        <table:table-column table:style-name="Tabla3.A" table:number-columns-repeated="2"/>
        <table:table-column table:style-name="Tabla3.C"/>
        <table:table-column table:style-name="Tabla3.D"/>
        <table:table-row>
          <table:table-cell table:style-name="Tabla3.A1" office:value-type="string">
            <text:p text:style-name="Table_20_Contents">Nombre</text:p>
          </table:table-cell>
          <table:table-cell table:style-name="Tabla3.A1" office:value-type="string">
            <text:p text:style-name="Table_20_Contents">Categoría</text:p>
          </table:table-cell>
          <table:table-cell table:style-name="Tabla3.C1" office:value-type="float" office:value="0">
            <text:p text:style-name="Table_20_Contents">Versión</text:p>
          </table:table-cell>
          <table:table-cell table:style-name="Tabla3.D1" office:value-type="string">
            <text:p text:style-name="Table_20_Contents">Autor</text:p>
          </table:table-cell>
        </table:table-row>
        <table:table-row>
          <table:table-cell table:style-name="Tabla3.A2" office:value-type="string">
            <text:p text:style-name="Table_20_Contents">Comments</text:p>
          </table:table-cell>
          <table:table-cell table:style-name="Tabla3.A2" office:value-type="string">
            <text:p text:style-name="Table_20_Contents">Content</text:p>
          </table:table-cell>
          <table:table-cell table:style-name="Tabla3.C2" office:value-type="float" office:value="36557">
            <text:p text:style-name="Table_20_Contents">1.2.0</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CP Tags Plugin</text:p>
          </table:table-cell>
          <table:table-cell table:style-name="Tabla3.A2" office:value-type="string">
            <text:p text:style-name="Table_20_Contents">-</text:p>
          </table:table-cell>
          <table:table-cell table:style-name="Tabla3.C2" office:value-type="float" office:value="0">
            <text:p text:style-name="Table_20_Contents">1.98.1</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YOOGal</text:p>
          </table:table-cell>
          <table:table-cell table:style-name="Tabla3.A2" office:value-type="string">
            <text:p text:style-name="Table_20_Contents">-</text:p>
          </table:table-cell>
          <table:table-cell table:style-name="Tabla3.C2" office:value-type="float" office:value="0">
            <text:p text:style-name="Table_20_Contents">1.5.4</text:p>
          </table:table-cell>
          <table:table-cell table:style-name="Tabla3.D2" office:value-type="string">
            <text:p text:style-name="Table_20_Contents"><text:a xlink:type="simple" xlink:href="http://www.yootheme.com/">YOOTheme</text:a></text:p>
          </table:table-cell>
        </table:table-row>
        <table:table-row>
          <table:table-cell table:style-name="Tabla3.A2" office:value-type="string">
            <text:p text:style-name="Table_20_Contents">CP Tags</text:p>
          </table:table-cell>
          <table:table-cell table:style-name="Tabla3.A2" office:value-type="string">
            <text:p text:style-name="Table_20_Contents">Button</text:p>
          </table:table-cell>
          <table:table-cell table:style-name="Tabla3.C2" office:value-type="float" office:value="0">
            <text:p text:style-name="Table_20_Contents">1.98</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Jxtended Libraries</text:p>
          </table:table-cell>
          <table:table-cell table:style-name="Tabla3.A2" office:value-type="string">
            <text:p text:style-name="Table_20_Contents">System</text:p>
          </table:table-cell>
          <table:table-cell table:style-name="Tabla3.C2" office:value-type="float" office:value="0">
            <text:p text:style-name="Table_20_Contents">1.0.9</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Ultimate PNG Fix</text:p>
          </table:table-cell>
          <table:table-cell table:style-name="Tabla3.A2" office:value-type="string">
            <text:p text:style-name="Table_20_Contents">-</text:p>
          </table:table-cell>
          <table:table-cell table:style-name="Tabla3.C2" office:value-type="float" office:value="0">
            <text:p text:style-name="Table_20_Contents">2.0</text:p>
          </table:table-cell>
          <table:table-cell table:style-name="Tabla3.D2" office:value-type="string">
            <text:p text:style-name="Table_20_Contents"><text:a xlink:type="simple" xlink:href="http://www.joomlaworks.gr/">JoomlaWorks</text:a></text:p>
          </table:table-cell>
        </table:table-row>
        <table:table-row>
          <table:table-cell table:style-name="Tabla3.A2" office:value-type="string">
            <text:p text:style-name="Table_20_Contents">YOOEffects</text:p>
          </table:table-cell>
          <table:table-cell table:style-name="Tabla3.A2" office:value-type="string">
            <text:p text:style-name="Table_20_Contents">-</text:p>
          </table:table-cell>
          <table:table-cell table:style-name="Tabla3.C2" office:value-type="float" office:value="0">
            <text:p text:style-name="Table_20_Contents">1.5.1</text:p>
          </table:table-cell>
          <table:table-cell table:style-name="Tabla3.D2" office:value-type="string">
            <text:p text:style-name="Table_20_Contents"><text:a xlink:type="simple" xlink:href="http://www.yootheme.com/">YOOTheme</text:a></text:p>
          </table:table-cell>
        </table:table-row>
        <table:table-row>
          <table:table-cell table:style-name="Tabla3.A2" office:value-type="string">
            <text:p text:style-name="Table_20_Contents">TinyMCE</text:p>
          </table:table-cell>
          <table:table-cell table:style-name="Tabla3.A2" office:value-type="string">
            <text:p text:style-name="Table_20_Contents">Editor</text:p>
          </table:table-cell>
          <table:table-cell table:style-name="Tabla3.C2" office:value-type="float" office:value="0">
            <text:p text:style-name="Table_20_Contents">2.1.2</text:p>
          </table:table-cell>
          <table:table-cell table:style-name="Tabla3.D2" office:value-type="string">
            <text:p text:style-name="Table_20_Contents"><text:a xlink:type="simple" xlink:href="http://www.moxiecode.com/index.php">MoxieCode Systems AB</text:a></text:p>
          </table:table-cell>
        </table:table-row>
      </table:table>
      <text:p text:style-name="P1"/>
      <text:h text:style-name="Heading_20_2" text:outline-level="2">Extensiones Desarrolladas por el G2P</text:h>
      <text:p text:style-name="P1"/>
      <text:p text:style-name="P2">Componentes</text:p>
      <text:p text:style-name="P1"/>
      <table:table table:name="Tabla4" table:style-name="Tabla4">
        <table:table-column table:style-name="Tabla4.A"/>
        <table:table-column table:style-name="Tabla4.B"/>
        <table:table-row>
          <table:table-cell table:style-name="Tabla4.A1" office:value-type="string">
            <text:p text:style-name="Table_20_Contents">Nombre</text:p>
          </table:table-cell>
          <table:table-cell table:style-name="Tabla4.B1" office:value-type="string">
            <text:p text:style-name="Table_20_Contents">Versión</text:p>
          </table:table-cell>
        </table:table-row>
        <table:table-row>
          <table:table-cell table:style-name="Tabla4.A2" office:value-type="string">
            <text:p text:style-name="P13">com_zonales</text:p>
          </table:table-cell>
          <table:table-cell table:style-name="Tabla4.B2" office:value-type="string">
            <text:p text:style-name="P13">0.1</text:p>
          </table:table-cell>
        </table:table-row>
        <table:table-row>
          <table:table-cell table:style-name="Tabla4.B2" table:number-columns-spanned="2" office:value-type="string">
            <text:p text:style-name="P18">Extensión principal para la funcionalidad de Zonales. Desde el mismo se ajusta la configuración global y ofrece servicios al resto de los módulos y plugins, como por ejemplo el manejo de los datos del usuario en la sesión (zonal actual, etc). Debido a esto es de instalación obligatoria.</text:p>
          </table:table-cell>
          <table:covered-table-cell/>
        </table:table-row>
      </table:table>
      <text:p text:style-name="P2"><text:soft-page-break/></text:p>
      <text:p text:style-name="P2">Módulos</text:p>
      <text:p text:style-name="P1"/>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P13">Versión</text:p>
          </table:table-cell>
        </table:table-row>
        <table:table-row>
          <table:table-cell table:style-name="Tabla5.A2" office:value-type="string">
            <text:p text:style-name="P13">mod_mapainicio</text:p>
          </table:table-cell>
          <table:table-cell table:style-name="Tabla5.B2" office:value-type="string">
            <text:p text:style-name="P13">0.1</text:p>
          </table:table-cell>
        </table:table-row>
        <table:table-row>
          <table:table-cell table:style-name="Tabla5.B2" table:number-columns-spanned="2" office:value-type="string">
            <text:p text:style-name="P10"><text:span text:style-name="T7">Módulo que muestra un mapa </text:span><text:span text:style-name="T9">flash</text:span><text:span text:style-name="T7"> interactivo mediante el cual el usuario puede seleccionar el zonal de su preferencia, en caso de que la sesión del usuario haya expirado o sea su primera visita al sitio.</text:span></text:p>
          </table:table-cell>
          <table:covered-table-cell/>
        </table:table-row>
        <table:table-row table:style-name="Tabla5.4">
          <table:table-cell table:style-name="Tabla5.A2" office:value-type="string">
            <text:p text:style-name="P13">mod_mapazonales</text:p>
          </table:table-cell>
          <table:table-cell table:style-name="Tabla5.B2" office:value-type="string">
            <text:p text:style-name="P13">0.1</text:p>
          </table:table-cell>
        </table:table-row>
        <table:table-row>
          <table:table-cell table:style-name="Tabla5.B2" table:number-columns-spanned="2" office:value-type="string">
            <text:p text:style-name="P10"><text:span text:style-name="T7">Al igual que el componente </text:span><text:span text:style-name="T9">mod_mapainicio</text:span><text:span text:style-name="T7">, muestra un mapa interactivo para seleccionar un nuevo zonal, pero en un pop-up. Permite al usuario modificar el zonal actual.</text:span></text:p>
          </table:table-cell>
          <table:covered-table-cell/>
        </table:table-row>
        <table:table-row>
          <table:table-cell table:style-name="Tabla5.A2" office:value-type="string">
            <text:p text:style-name="P13">mod_menuzonales</text:p>
          </table:table-cell>
          <table:table-cell table:style-name="Tabla5.B2" office:value-type="string">
            <text:p text:style-name="P13">0.1</text:p>
          </table:table-cell>
        </table:table-row>
        <table:table-row>
          <table:table-cell table:style-name="Tabla5.B2" table:number-columns-spanned="2" office:value-type="string">
            <text:p text:style-name="P11"><text:span text:style-name="T7">Generá un menú dinámico para zonales en base a los </text:span><text:span text:style-name="T9">tags</text:span><text:span text:style-name="T7"> utilizados para marcar el contenido del portal. Los </text:span><text:span text:style-name="T9">tags</text:span><text:span text:style-name="T7"> a utilizar son previamente identificados en la configuración del componente principal de zonales.</text:span></text:p>
          </table:table-cell>
          <table:covered-table-cell/>
        </table:table-row>
        <table:table-row>
          <table:table-cell table:style-name="Tabla5.A2" office:value-type="string">
            <text:p text:style-name="P13">mod_seleccionazonal</text:p>
          </table:table-cell>
          <table:table-cell table:style-name="Tabla5.B2" office:value-type="string">
            <text:p text:style-name="P13">0.1</text:p>
          </table:table-cell>
        </table:table-row>
        <table:table-row>
          <table:table-cell table:style-name="Tabla5.B2" table:number-columns-spanned="2" office:value-type="string">
            <text:p text:style-name="P11"><text:span text:style-name="T7">Módulo que muestra una lista desplegable con los zonales actualmente disponibles. El usuario puede cambiar de zonal seleccionando uno de ellos. Alternativa a </text:span><text:span text:style-name="T9">mod_mapazonales</text:span><text:span text:style-name="T7">.</text:span></text:p>
          </table:table-cell>
          <table:covered-table-cell/>
        </table:table-row>
        <table:table-row>
          <table:table-cell table:style-name="Tabla5.A2" office:value-type="string">
            <text:p text:style-name="P13">mod_soycorresponsal</text:p>
          </table:table-cell>
          <table:table-cell table:style-name="Tabla5.B2" office:value-type="string">
            <text:p text:style-name="P13">0.1</text:p>
          </table:table-cell>
        </table:table-row>
        <table:table-row>
          <table:table-cell table:style-name="Tabla5.B2" table:number-columns-spanned="2" office:value-type="string">
            <text:p text:style-name="P11"><text:span text:style-name="T7">Permite al usuario enviar una noticia acerca de su localidad. Las notas enviadas son guardadas como artículos, y asignadas a una sección/categoría y usuario editor para su revisión. Implementa un sistema de </text:span><text:span text:style-name="T9">captcha</text:span><text:span text:style-name="T7"> mediante el servicio </text:span><text:span text:style-name="T9">recaptcha </text:span><text:span text:style-name="T7">para evitar </text:span><text:span text:style-name="T9">spam</text:span><text:span text:style-name="T7">.</text:span></text:p>
          </table:table-cell>
          <table:covered-table-cell/>
        </table:table-row>
        <table:table-row>
          <table:table-cell table:style-name="Tabla5.A2" office:value-type="string">
            <text:p text:style-name="P13">mod_zbanners</text:p>
          </table:table-cell>
          <table:table-cell table:style-name="Tabla5.B12" office:value-type="float" office:value="36647">
            <text:p text:style-name="P13">1.5.0</text:p>
          </table:table-cell>
        </table:table-row>
        <table:table-row>
          <table:table-cell table:style-name="Tabla5.B2" table:number-columns-spanned="2" office:value-type="string">
            <text:p text:style-name="P11"><text:span text:style-name="T9">Fork</text:span><text:span text:style-name="T7"> del módulo </text:span><text:span text:style-name="T9">mod_banners</text:span><text:span text:style-name="T7">, que muestra únicamente aquellos </text:span><text:span text:style-name="T9">banners</text:span><text:span text:style-name="T7"> que cuentan entre sus </text:span><text:span text:style-name="T9">keywords</text:span><text:span text:style-name="T7"> con el código del zonal actual. Fue concebido como una solución rápida para adaptar los </text:span><text:span text:style-name="T9">banners</text:span><text:span text:style-name="T7"> al zonal actual, y muy posiblemente necesite una revisión.</text:span></text:p>
          </table:table-cell>
          <table:covered-table-cell/>
        </table:table-row>
        <table:table-row>
          <table:table-cell table:style-name="Tabla5.A2" office:value-type="string">
            <text:p text:style-name="P13">mod_zonalactual</text:p>
          </table:table-cell>
          <table:table-cell table:style-name="Tabla5.B2" office:value-type="string">
            <text:p text:style-name="P13">0.1</text:p>
          </table:table-cell>
        </table:table-row>
        <table:table-row>
          <table:table-cell table:style-name="Tabla5.B2" table:number-columns-spanned="2" office:value-type="string">
            <text:p text:style-name="P11"><text:span text:style-name="T7">Permite mostrar el logo del zonal actual, como </text:span><text:span text:style-name="T9">feedback</text:span><text:span text:style-name="T7"> al usuario.</text:span></text:p>
          </table:table-cell>
          <table:covered-table-cell/>
        </table:table-row>
      </table:table>
      <text:p text:style-name="P1"/>
      <text:p text:style-name="P2">Plugins</text:p>
      <text:p text:style-name="P1"/>
      <table:table table:name="Tabla6" table:style-name="Tabla6">
        <table:table-column table:style-name="Tabla6.A"/>
        <table:table-column table:style-name="Tabla6.B"/>
        <table:table-column table:style-name="Tabla6.C"/>
        <table:table-row>
          <table:table-cell table:style-name="Tabla6.A1" office:value-type="string">
            <text:p text:style-name="Table_20_Contents">Nombre</text:p>
          </table:table-cell>
          <table:table-cell table:style-name="Tabla6.A1" office:value-type="string">
            <text:p text:style-name="Table_20_Contents">Categoría</text:p>
          </table:table-cell>
          <table:table-cell table:style-name="Tabla6.C1" office:value-type="string">
            <text:p text:style-name="Table_20_Contents">Versión</text:p>
          </table:table-cell>
        </table:table-row>
        <table:table-row>
          <table:table-cell table:style-name="Tabla6.A2" table:number-rows-spanned="2" office:value-type="string">
            <text:p text:style-name="P13">Zonales Content</text:p>
          </table:table-cell>
          <table:table-cell table:style-name="Tabla6.A2" office:value-type="string">
            <text:p text:style-name="Table_20_Contents">Search</text:p>
          </table:table-cell>
          <table:table-cell table:style-name="Tabla6.C2" office:value-type="string">
            <text:p text:style-name="P13">0.1</text:p>
          </table:table-cell>
        </table:table-row>
        <table:table-row>
          <table:covered-table-cell/>
          <table:table-cell table:style-name="Tabla6.C2" table:number-columns-spanned="2" office:value-type="string">
            <text:p text:style-name="P17">Modificación del plugin de búsqueda de contenidos de Joomla! que agrega al criterio de búsqueda la restricción que el artículo o contenido este corresponda con el zonal actualmente seleccionado.</text:p>
          </table:table-cell>
          <table:covered-table-cell/>
        </table:table-row>
      </table:table>
      <text:p text:style-name="P1"/>
      <text:p text:style-name="P6"/>
      <text:p text:style-name="P6">Modificaciones Core Joomla!</text:p>
      <text:p text:style-name="P15"/>
      <text:p text:style-name="P3"><text:span text:style-name="T7">Se realizó una modificación en el componente gestor de contenidos por defecto de joomla!, </text:span><text:span text:style-name="T5">com_content</text:span><text:span text:style-name="T7">, mediante el cual el zonal actualmente seleccionado por el usuario afecta los contenidos que este componente recupera. Para esto se agregó el </text:span><text:span text:style-name="T5">id</text:span><text:span text:style-name="T7"> del </text:span><text:span text:style-name="T5">tag</text:span><text:span text:style-name="T7"> que representa al zonal como condición extra al </text:span><text:span text:style-name="T5">query</text:span><text:span text:style-name="T7"> que recupera desde la base de datos el contenido a mostrar. Dicho </text:span><text:span text:style-name="T5">id</text:span><text:span text:style-name="T7"> </text:span><text:soft-page-break/><text:span text:style-name="T7">es almacenado como una variable global de la sesión del usuario. Esta modificación sólo fue realizada en las </text:span><text:span text:style-name="T5">vistas</text:span><text:span text:style-name="T7"> de dicho componente que muestran un conjunto de contenidos (por ejemplo, en formato </text:span><text:span text:style-name="T5">blog</text:span><text:span text:style-name="T7">). No se modificó el comportamiento en caso de la visualización de un solo contenido (o artículo).</text:span></text:p>
      <text:p text:style-name="P1"/>
      <text:h text:style-name="Heading_20_2" text:outline-level="2">Configuración Instancias Joomla</text:h>
      <text:p text:style-name="P1"/>
      <text:p text:style-name="P12">Se generaron tres instalaciones distintas de Joomla!. El directorio base para las tres instancias es <text:span text:style-name="T3">/var/www/html</text:span></text:p>
      <text:p text:style-name="P1"/>
      <table:table table:name="Tabla7" table:style-name="Tabla7">
        <table:table-column table:style-name="Tabla7.A"/>
        <table:table-column table:style-name="Tabla7.B"/>
        <table:table-column table:style-name="Tabla7.C"/>
        <table:table-row>
          <table:table-cell table:style-name="Tabla7.A1" office:value-type="string">
            <text:p text:style-name="Table_20_Contents">Instancia</text:p>
          </table:table-cell>
          <table:table-cell table:style-name="Tabla7.A1" office:value-type="string">
            <text:p text:style-name="Table_20_Contents">Path</text:p>
          </table:table-cell>
          <table:table-cell table:style-name="Tabla7.C1" office:value-type="string">
            <text:p text:style-name="Table_20_Contents">Accesible Internet</text:p>
          </table:table-cell>
        </table:table-row>
        <table:table-row>
          <table:table-cell table:style-name="Tabla7.A2" office:value-type="string">
            <text:p text:style-name="Table_20_Contents">Develop</text:p>
          </table:table-cell>
          <table:table-cell table:style-name="Tabla7.A2" office:value-type="string">
            <text:p text:style-name="P4">/var/www/html/zonales-devel</text:p>
          </table:table-cell>
          <table:table-cell table:style-name="Tabla7.C2" office:value-type="string">
            <text:p text:style-name="P1">Si – (protegida, 50080)</text:p>
          </table:table-cell>
        </table:table-row>
        <table:table-row>
          <table:table-cell table:style-name="Tabla7.A2" office:value-type="string">
            <text:p text:style-name="Table_20_Contents">Testing</text:p>
          </table:table-cell>
          <table:table-cell table:style-name="Tabla7.A2" office:value-type="string">
            <text:p text:style-name="P4">/var/www/html/zonales-test</text:p>
          </table:table-cell>
          <table:table-cell table:style-name="Tabla7.C2" office:value-type="string">
            <text:p text:style-name="P1">Si (protegida, 50081)</text:p>
          </table:table-cell>
        </table:table-row>
        <table:table-row>
          <table:table-cell table:style-name="Tabla7.A2" office:value-type="string">
            <text:p text:style-name="Table_20_Contents">Producción</text:p>
          </table:table-cell>
          <table:table-cell table:style-name="Tabla7.A2" office:value-type="string">
            <text:p text:style-name="P4">/var/www/html/zonales-prod</text:p>
          </table:table-cell>
          <table:table-cell table:style-name="Tabla7.C2" office:value-type="string">
            <text:p text:style-name="P1">No</text:p>
          </table:table-cell>
        </table:table-row>
      </table:table>
      <text:p text:style-name="P1"/>
      <text:h text:style-name="Heading_20_2" text:outline-level="2">Configuración Base de Datos</text:h>
      <text:p text:style-name="P1"/>
      <text:p text:style-name="P1">Para un mejor soporte y organización de las tres instancias de Joomla instaladas, se crearon a su vez tres instancias diferentes de MySQL.</text:p>
      <text:p text:style-name="P1"/>
      <table:table table:name="Tabla8" table:style-name="Tabla8">
        <table:table-column table:style-name="Tabla8.A"/>
        <table:table-column table:style-name="Tabla8.B"/>
        <table:table-row>
          <table:table-cell table:style-name="Tabla8.A1" office:value-type="string">
            <text:p text:style-name="Table_20_Contents">Instancia</text:p>
          </table:table-cell>
          <table:table-cell table:style-name="Tabla8.B1" office:value-type="string">
            <text:p text:style-name="Table_20_Contents">Puerto</text:p>
          </table:table-cell>
        </table:table-row>
        <table:table-row>
          <table:table-cell table:style-name="Tabla8.A2" office:value-type="string">
            <text:p text:style-name="Table_20_Contents">Desarrollo</text:p>
          </table:table-cell>
          <table:table-cell table:style-name="Tabla8.B2" office:value-type="float" office:value="3307">
            <text:p text:style-name="Table_20_Contents">3307</text:p>
          </table:table-cell>
        </table:table-row>
        <table:table-row>
          <table:table-cell table:style-name="Tabla8.A2" office:value-type="string">
            <text:p text:style-name="Table_20_Contents">Testing</text:p>
          </table:table-cell>
          <table:table-cell table:style-name="Tabla8.B2" office:value-type="float" office:value="3308">
            <text:p text:style-name="Table_20_Contents">3308</text:p>
          </table:table-cell>
        </table:table-row>
        <table:table-row>
          <table:table-cell table:style-name="Tabla8.A2" office:value-type="string">
            <text:p text:style-name="Table_20_Contents">Producción</text:p>
          </table:table-cell>
          <table:table-cell table:style-name="Tabla8.B2" office:value-type="float" office:value="3306">
            <text:p text:style-name="Table_20_Contents">3306</text:p>
          </table:table-cell>
        </table:table-row>
      </table:table>
      <text:p text:style-name="P1"/>
      <text:p text:style-name="P3">Consultar el archivo <text:span text:style-name="T2">/etc/my.cnf</text:span> para más detalles (ubicación de archivos de log, datadirs, sockets, etc).</text:p>
      <text:p text:style-name="P1"/>
      <text:h text:style-name="Heading_20_2" text:outline-level="2">Herramientas de Desarrollo</text:h>
      <text:p text:style-name="P7"/>
      <text:p text:style-name="P7">NetBeans</text:p>
      <text:p text:style-name="P12"><text:span text:style-name="T7">Entorno de Desarrollo Integrado de aplicaciones (IDE) escrito enteramente en Java. Es desarrollado por Sun Microsystems, como un proyecto </text:span><text:span text:style-name="T5">open source</text:span><text:span text:style-name="T7">. Mediante paquetes adicionales permite el desarrollo en otros lenguajes aparte de Java, tales como C, PHP, Ruby, XML, etc, además de permitir trabajar con lenguajes de modelado como UML y desarrollo de interfaces </text:span><text:span text:style-name="T5">desktop</text:span><text:span text:style-name="T7"> y </text:span><text:span text:style-name="T5">web</text:span><text:span text:style-name="T7">. Ofrece también un plataforma extensible (</text:span><text:span text:style-name="T5">Netbeans Platform</text:span><text:span text:style-name="T7">) para simplificar el desarrollo de aplicaciones </text:span><text:span text:style-name="T5">desktop</text:span><text:span text:style-name="T7">. </text:span></text:p>
      <text:p text:style-name="P8"/>
      <text:p text:style-name="P7">Project Hosting on Google Code</text:p>
      <text:p text:style-name="P8">Este servicio de Google ofrece varias herramientas para facilitar el desarrollo en un ambiente colaborativo:</text:p>
      <text:list xml:id="list825507483" text:style-name="L1">
        <text:list-item>
          <text:list>
            <text:list-item>
              <text:p text:style-name="P20">Servicio de control de versiones mediante Subversion o Mercurial.</text:p>
            </text:list-item>
            <text:list-item>
              <text:p text:style-name="P20">Herramientas para revisión del código.</text:p>
            </text:list-item>
            <text:list-item>
              <text:p text:style-name="P20">Tracking de errores.</text:p>
            </text:list-item>
            <text:list-item>
              <text:p text:style-name="P20"><text:soft-page-break/>Un wiki para el proyecto.</text:p>
            </text:list-item>
            <text:list-item>
              <text:p text:style-name="P20">Listas de correo.</text:p>
            </text:list-item>
          </text:list>
          <text:p text:style-name="P22"/>
        </text:list-item>
      </text:list>
      <text:p text:style-name="P3"><text:span text:style-name="T8">Apache Ant</text:span><text:span text:style-name="T7"> </text:span></text:p>
      <text:p text:style-name="P3"><text:span text:style-name="T7">Herramienta para automatizar la fase de construcción del software (</text:span><text:span text:style-name="T5">build</text:span><text:span text:style-name="T7">), desarrollado en Java, y utiliza XML para especificar los pasos del proceso. Es un proyecto </text:span><text:span text:style-name="T5">open source</text:span><text:span text:style-name="T7"> de Apache. Actualmente se utiliza para generar rápidamente paquetes de instalación Joomla! de las extensiones, por lo que esta siendo sub-aprovechado, ya que podría aprovecharse para automatizar en mayor medida la fase de desarro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E. Paez</meta:initial-creator>
    <meta:creation-date>2010-02-02T15:52:58</meta:creation-date>
    <dc:date>2010-05-13T09:23:20</dc:date>
    <dc:creator>Francisco E. Paez</dc:creator>
    <meta:editing-duration>PT01H57M04S</meta:editing-duration>
    <meta:editing-cycles>58</meta:editing-cycles>
    <meta:generator>OpenOffice.org/3.1$Unix OpenOffice.org_project/310m19$Build-9420</meta:generator>
    <meta:document-statistic meta:table-count="8" meta:image-count="0" meta:object-count="0" meta:page-count="5" meta:paragraph-count="169" meta:word-count="1140" meta:character-count="7456"/>
  </office:meta>
</office:document-meta>
</file>